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standard">
      <style:graphic-properties draw:fill="solid" draw:fill-color="#ffffcc" draw:textarea-vertical-align="middle"/>
    </style:style>
    <style:style style:name="gr14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1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gr19" style:family="graphic" style:parent-style-name="objectwithoutfill">
      <style:graphic-properties draw:marker-end="" draw:fill="none" draw:textarea-vertical-align="middle"/>
    </style:style>
    <style:style style:name="gr20" style:family="graphic" style:parent-style-name="objectwithoutfill">
      <style:graphic-properties draw:stroke="dash" draw:stroke-dash="Ultrafine_20_Dashed" draw:marker-end="Arrowheads_20_3" draw:fill="none" draw:textarea-vertical-align="middle"/>
    </style:style>
    <style:style style:name="gr21" style:family="graphic" style:parent-style-name="standard">
      <style:graphic-properties draw:stroke="dash" draw:stroke-dash="Fine_20_Dotted" draw:marker-end="Arrowheads_20_3" draw:fill="solid" draw:fill-color="#004a4a" draw:textarea-vertical-align="middle"/>
    </style:style>
    <style:style style:name="gr22" style:family="graphic" style:parent-style-name="standard">
      <style:graphic-properties draw:stroke="none" draw:stroke-dash="Fine_20_Dotted" svg:stroke-color="#000000" draw:marker-end="Arrowheads_20_3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Fine_20_Dotted" svg:stroke-width="0cm" draw:marker-start-width="0.2cm" draw:marker-end="Arrowheads_20_3" draw:marker-end-width="0.2cm" draw:fill="solid" draw:fill-color="#579d1c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solid" draw:stroke-dash="Fine_20_Dotted" draw:marker-end="" draw:fill="none" draw:textarea-vertical-align="middle"/>
    </style:style>
    <style:style style:name="gr25" style:family="graphic" style:parent-style-name="standard">
      <style:graphic-properties draw:stroke="none" draw:stroke-dash="Fine_20_Dotted" svg:stroke-color="#000000" draw:marker-end="" draw:fill="none" draw:fill-color="#ffffff" fo:min-height="0.021cm"/>
    </style:style>
    <style:style style:name="gr26" style:family="graphic" style:parent-style-name="objectwithoutfill">
      <style:graphic-properties draw:stroke="dash" draw:stroke-dash="Ultrafine_20_Dashed" svg:stroke-width="0cm" draw:marker-start-width="0.2cm" draw:marker-end="Arrowheads_20_3" draw:marker-end-width="0.3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dash" draw:stroke-dash="Ultrafine_20_Dashed" draw:marker-start="" draw:marker-end="Arrowheads_20_3" draw:marker-end-width="0.3cm" draw:fill="none" draw:textarea-vertical-align="middle"/>
    </style:style>
    <style:style style:name="gr28" style:family="graphic" style:parent-style-name="standard">
      <style:graphic-properties draw:stroke="none" draw:stroke-dash="Ultrafine_20_Dashed" svg:stroke-color="#000000" draw:marker-end="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dash" draw:stroke-dash="Ultrafine_20_Dashed" draw:marker-end="" draw:fill="solid" draw:fill-color="#579d1c" draw:textarea-vertical-align="middle"/>
    </style:style>
    <style:style style:name="gr30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.407cm" fo:min-width="0cm"/>
    </style:style>
    <style:style style:name="gr32" style:family="graphic" style:parent-style-name="objectwithoutfill">
      <style:graphic-properties draw:stroke="solid" draw:marker-end="Arrowheads_20_6" draw:fill="none" draw:textarea-vertical-align="middle"/>
    </style:style>
    <style:style style:name="gr33" style:family="graphic" style:parent-style-name="standard">
      <style:graphic-properties draw:stroke="solid" draw:marker-end="Arrow" draw:fill="solid" draw:fill-color="#4b1f6f" draw:textarea-vertical-align="middle"/>
    </style:style>
    <style:style style:name="gr3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1.059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family="Century" style:font-family-generic="roman" style:font-pitch="variable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family="Century" style:font-family-generic="roman" style:font-pitch="variable"/>
    </style:style>
    <style:style style:name="T11" style:family="text">
      <style:text-properties fo:font-family="Century" style:font-family-generic="roman" style:font-pitch="variable" fo:font-size="12pt" style:font-size-asian="12pt" style:font-size-complex="12pt"/>
    </style:style>
    <style:style style:name="T12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185cm" svg:height="0.224cm" svg:x="12.078cm" svg:y="13.481cm" svg:viewBox="0 0 186 225" draw:points="0,0 133,80 186,212 186,225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133cm" svg:height="0.211cm" svg:x="10.119cm" svg:y="15.677cm" svg:viewBox="0 0 134 212" draw:points="134,0 81,132 0,212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2.381cm" svg:height="0.859cm" svg:x="8.06cm" svg:y="13.753cm" svg:viewBox="0 0 2382 860" svg:d="m2382 860c-84-310-409-372-652-488-231-109-455-261-713-285-230-22-468-171-692-21l-222 41h-103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ellipse draw:style-name="gr13" draw:text-style-name="P1" draw:layer="layout" svg:width="3.9cm" svg:height="1.9cm" svg:x="8.008cm" svg:y="8.7cm">
          <text:p text:style-name="P1">Prediction</text:p>
        </draw:ellipse>
        <draw:ellipse draw:style-name="gr13" draw:text-style-name="P1" draw:layer="layout" svg:width="3.9cm" svg:height="1.9cm" svg:x="13.108cm" svg:y="8.7cm">
          <text:p text:style-name="P1">Correction</text:p>
        </draw:ellipse>
        <draw:line draw:style-name="gr14" draw:text-style-name="P1" draw:layer="layout" svg:x1="5.808cm" svg:y1="9.7cm" svg:x2="8.008cm" svg:y2="9.7cm">
          <text:p/>
        </draw:line>
        <draw:frame draw:style-name="gr15" draw:text-style-name="P9" draw:layer="layout" svg:width="3.097cm" svg:height="0.806cm" svg:x="2.7cm" svg:y="9.3cm">
          <draw:text-box>
            <text:p><text:span text:style-name="T7">Initialization</text:span></text:p>
          </draw:text-box>
        </draw:frame>
        <draw:line draw:style-name="gr16" draw:text-style-name="P1" draw:layer="layout" svg:x1="10.1cm" svg:y1="12.3cm" svg:x2="10.1cm" svg:y2="10.6cm">
          <text:p/>
        </draw:line>
        <draw:rect draw:style-name="gr17" draw:text-style-name="P10" draw:layer="layout" svg:width="2.6cm" svg:height="1.1cm" svg:x="8.867cm" svg:y="12.317cm">
          <text:p text:style-name="P1"><text:span text:style-name="T7">System </text:span></text:p>
          <text:p text:style-name="P1"><text:span text:style-name="T7">Control</text:span></text:p>
        </draw:rect>
        <draw:line draw:style-name="gr16" draw:text-style-name="P1" draw:layer="layout" svg:x1="15.2cm" svg:y1="12.3cm" svg:x2="15.2cm" svg:y2="10.6cm">
          <text:p/>
        </draw:line>
        <draw:rect draw:style-name="gr17" draw:text-style-name="P10" draw:layer="layout" svg:width="3.7cm" svg:height="1.1cm" svg:x="13.4cm" svg:y="12.3cm">
          <text:p text:style-name="P1"><text:span text:style-name="T7">New</text:span></text:p>
          <text:p text:style-name="P1"><text:span text:style-name="T7">Measurement</text:span></text:p>
        </draw:rect>
        <draw:path draw:style-name="gr18" draw:text-style-name="P1" draw:layer="layout" svg:width="2.899cm" svg:height="0.399cm" svg:x="11cm" svg:y="10.5cm" svg:viewBox="0 0 2900 400" svg:d="m0 0c1400 900 2900 0 2900 0">
          <text:p/>
        </draw:path>
        <draw:path draw:style-name="gr18" draw:text-style-name="P1" draw:layer="layout" svg:width="2.899cm" svg:height="0.399cm" svg:x="11.116cm" svg:y="8.401cm" svg:viewBox="0 0 2900 400" svg:d="m2900 400c-1400-900-2900 0-2900 0">
          <text:p/>
        </draw:path>
      </draw:page>
      <draw:page draw:name="page3" draw:style-name="dp1" draw:master-page-name="Default">
        <draw:line draw:style-name="gr1" draw:text-style-name="P1" draw:layer="layout" svg:x1="6.6cm" svg:y1="9.3cm" svg:x2="17.6cm" svg:y2="9.3cm">
          <text:p/>
        </draw:line>
        <draw:line draw:style-name="gr1" draw:text-style-name="P1" draw:layer="layout" svg:x1="6.604cm" svg:y1="9.739cm" svg:x2="10.277cm" svg:y2="7.375cm">
          <text:p/>
        </draw:line>
        <draw:line draw:style-name="gr1" draw:text-style-name="P1" draw:layer="layout" svg:x1="7.3cm" svg:y1="9.8cm" svg:x2="7.3cm" svg:y2="5.5cm">
          <text:p/>
        </draw:line>
        <draw:line draw:style-name="gr19" draw:text-style-name="P1" draw:layer="layout" svg:x1="7.917cm" svg:y1="9.156cm" svg:x2="12.433cm" svg:y2="6.272cm">
          <text:p/>
        </draw:line>
        <draw:line draw:style-name="gr19" draw:text-style-name="P1" draw:layer="layout" svg:x1="7.901cm" svg:y1="12.587cm" svg:x2="12.445cm" svg:y2="9.297cm">
          <text:p/>
        </draw:line>
        <draw:line draw:style-name="gr19" draw:text-style-name="P1" draw:layer="layout" svg:x1="12.445cm" svg:y1="6.247cm" svg:x2="12.449cm" svg:y2="9.3cm">
          <text:p/>
        </draw:line>
        <draw:line draw:style-name="gr20" draw:text-style-name="P1" draw:layer="layout" svg:x1="7.3cm" svg:y1="9.3cm" svg:x2="14.6cm" svg:y2="6.5cm">
          <text:p/>
        </draw:line>
        <draw:circle draw:style-name="gr21" draw:text-style-name="P1" draw:layer="layout" svg:width="0.1cm" svg:height="0.1cm" svg:x="11.387cm" svg:y="7.657cm">
          <text:p/>
        </draw:circle>
        <draw:circle draw:style-name="gr21" draw:text-style-name="P1" draw:layer="layout" svg:width="0.1cm" svg:height="0.1cm" svg:x="14.6cm" svg:y="6.4cm">
          <text:p/>
        </draw:circle>
        <draw:frame draw:style-name="gr22" draw:text-style-name="P11" draw:layer="layout" svg:width="0.832cm" svg:height="0.725cm" svg:x="14.2cm" svg:y="5.7cm">
          <draw:text-box>
            <text:p><text:span text:style-name="T8">Q</text:span></text:p>
          </draw:text-box>
        </draw:frame>
        <draw:frame draw:style-name="gr22" draw:text-style-name="P11" draw:layer="layout" svg:width="0.735cm" svg:height="0.725cm" svg:x="11.157cm" svg:y="7.023cm">
          <draw:text-box>
            <text:p><text:span text:style-name="T8">q</text:span></text:p>
          </draw:text-box>
        </draw:frame>
        <draw:circle draw:style-name="gr23" draw:text-style-name="P1" draw:layer="layout" svg:width="0.1cm" svg:height="0.1cm" svg:x="10.1cm" svg:y="9.263cm">
          <text:p/>
        </draw:circle>
        <draw:frame draw:style-name="gr22" draw:text-style-name="P11" draw:layer="layout" svg:width="0.714cm" svg:height="0.725cm" svg:x="9.841cm" svg:y="8.684cm">
          <draw:text-box>
            <text:p><text:span text:style-name="T8">c</text:span></text:p>
          </draw:text-box>
        </draw:frame>
        <draw:line draw:style-name="gr24" draw:text-style-name="P1" draw:layer="layout" svg:x1="10.167cm" svg:y1="9.403cm" svg:x2="10.174cm" svg:y2="9.704cm">
          <text:p/>
        </draw:line>
        <draw:frame draw:style-name="gr25" draw:text-style-name="P11" draw:layer="layout" svg:width="0.548cm" svg:height="0.725cm" svg:x="8.278cm" svg:y="9.246cm">
          <draw:text-box>
            <text:p><text:span text:style-name="T8">f</text:span></text:p>
          </draw:text-box>
        </draw:frame>
        <draw:line draw:style-name="gr19" draw:text-style-name="P1" draw:layer="layout" svg:x1="7.929cm" svg:y1="9.167cm" svg:x2="7.913cm" svg:y2="12.566cm">
          <text:p/>
        </draw:line>
        <draw:line draw:style-name="gr26" draw:text-style-name="P1" draw:layer="layout" svg:x1="8.673cm" svg:y1="9.555cm" svg:x2="10.093cm" svg:y2="9.555cm">
          <text:p/>
        </draw:line>
        <draw:line draw:style-name="gr27" draw:text-style-name="P1" draw:layer="layout" svg:x1="8.452cm" svg:y1="9.555cm" svg:x2="7.3cm" svg:y2="9.542cm">
          <text:p/>
        </draw:line>
        <draw:frame draw:style-name="gr28" draw:text-style-name="P9" draw:layer="layout" svg:width="3.063cm" svg:height="0.806cm" svg:x="12.764cm" svg:y="8.464cm">
          <draw:text-box>
            <text:p><text:span text:style-name="T7">Optical axis</text:span></text:p>
          </draw:text-box>
        </draw:frame>
        <draw:ellipse draw:style-name="gr29" draw:text-style-name="P1" draw:layer="layout" svg:width="0.21cm" svg:height="0.241cm" svg:x="7.186cm" svg:y="9.17cm">
          <text:p/>
        </draw:ellipse>
        <draw:frame draw:style-name="gr28" draw:text-style-name="P11" draw:layer="layout" svg:width="4.215cm" svg:height="0.725cm" svg:x="3.183cm" svg:y="8.603cm">
          <draw:text-box>
            <text:p><text:span text:style-name="T8">Center of projection</text:span></text:p>
          </draw:text-box>
        </draw:frame>
        <draw:frame draw:style-name="gr28" draw:text-style-name="P11" draw:layer="layout" svg:width="2.843cm" svg:height="0.725cm" svg:x="7.867cm" svg:y="10.185cm">
          <draw:text-box>
            <text:p><text:span text:style-name="T8">Image plane</text:span></text:p>
          </draw:text-box>
        </draw:frame>
      </draw:page>
      <draw:page draw:name="page4" draw:style-name="dp1" draw:master-page-name="Default">
        <draw:line draw:style-name="gr30" draw:text-style-name="P1" draw:layer="layout" svg:x1="5.153cm" svg:y1="8.682cm" svg:x2="7.73cm" svg:y2="8.716cm">
          <text:p/>
        </draw:line>
        <draw:line draw:style-name="gr30" draw:text-style-name="P1" draw:layer="layout" svg:x1="5.17cm" svg:y1="8.682cm" svg:x2="5.17cm" svg:y2="6.451cm">
          <text:p/>
        </draw:line>
        <draw:line draw:style-name="gr30" draw:text-style-name="P1" draw:layer="layout" svg:x1="5.187cm" svg:y1="8.682cm" svg:x2="3.856cm" svg:y2="9.979cm">
          <text:p/>
        </draw:line>
        <draw:frame draw:style-name="gr3" draw:text-style-name="P11" draw:layer="layout" svg:width="1.217cm" svg:height="0.725cm" svg:x="7.85cm" svg:y="8.388cm">
          <draw:text-box>
            <text:p><text:span text:style-name="T8">x</text:span><text:span text:style-name="T9">world</text:span></text:p>
          </draw:text-box>
        </draw:frame>
        <draw:frame draw:style-name="gr3" draw:text-style-name="P11" draw:layer="layout" svg:width="1.217cm" svg:height="0.725cm" svg:x="4.634cm" svg:y="5.692cm">
          <draw:text-box>
            <text:p><text:span text:style-name="T8">y</text:span><text:span text:style-name="T9">world</text:span></text:p>
          </draw:text-box>
        </draw:frame>
        <draw:frame draw:style-name="gr31" draw:text-style-name="P11" draw:layer="layout" svg:width="1.217cm" svg:height="0.725cm" svg:x="3.285cm" svg:y="9.84cm">
          <draw:text-box>
            <text:p><text:span text:style-name="T8">z</text:span><text:span text:style-name="T9">world</text:span></text:p>
          </draw:text-box>
        </draw:frame>
        <draw:line draw:style-name="gr30" draw:text-style-name="P1" draw:layer="layout" svg:x1="13.54cm" svg:y1="5.776cm" svg:x2="15.511cm" svg:y2="3.961cm">
          <text:p/>
        </draw:line>
        <draw:line draw:style-name="gr30" draw:text-style-name="P1" draw:layer="layout" svg:x1="13.523cm" svg:y1="5.794cm" svg:x2="13.523cm" svg:y2="7.886cm">
          <text:p/>
        </draw:line>
        <draw:line draw:style-name="gr30" draw:text-style-name="P1" draw:layer="layout" svg:x1="13.523cm" svg:y1="5.811cm" svg:x2="11.499cm" svg:y2="4.462cm">
          <text:p/>
        </draw:line>
        <draw:frame draw:style-name="gr3" draw:text-style-name="P11" draw:layer="layout" svg:width="1.336cm" svg:height="0.725cm" svg:x="12.917cm" svg:y="7.905cm">
          <draw:text-box>
            <text:p><text:span text:style-name="T8">x</text:span><text:span text:style-name="T9">mobile</text:span></text:p>
          </draw:text-box>
        </draw:frame>
        <draw:frame draw:style-name="gr3" draw:text-style-name="P11" draw:layer="layout" svg:width="1.336cm" svg:height="0.725cm" svg:x="15.476cm" svg:y="3.252cm">
          <draw:text-box>
            <text:p><text:span text:style-name="T8">y</text:span><text:span text:style-name="T9">mobile</text:span></text:p>
          </draw:text-box>
        </draw:frame>
        <draw:frame draw:style-name="gr3" draw:text-style-name="P11" draw:layer="layout" svg:width="1.336cm" svg:height="0.725cm" svg:x="10.53cm" svg:y="3.755cm">
          <draw:text-box>
            <text:p><text:span text:style-name="T8">z</text:span><text:span text:style-name="T9">mobile</text:span></text:p>
          </draw:text-box>
        </draw:frame>
        <draw:frame draw:style-name="gr3" draw:layer="layout" svg:width="0.997cm" svg:height="0.963cm" svg:x="8.75cm" svg:y="6.398cm">
          <draw:text-box>
            <text:p>Q</text:p>
          </draw:text-box>
        </draw:frame>
        <draw:frame draw:style-name="gr3" draw:text-style-name="P12" draw:layer="layout" svg:width="2.064cm" svg:height="1.013cm" svg:x="5.014cm" svg:y="8.785cm">
          <draw:text-box>
            <text:p><text:span text:style-name="T10">R</text:span><text:span text:style-name="T11">world</text:span></text:p>
          </draw:text-box>
        </draw:frame>
        <draw:frame draw:style-name="gr3" draw:text-style-name="P12" draw:layer="layout" svg:width="2.267cm" svg:height="1.013cm" svg:x="13.695cm" svg:y="5.795cm">
          <draw:text-box>
            <text:p><text:span text:style-name="T10">R</text:span><text:span text:style-name="T11">mobile</text:span></text:p>
          </draw:text-box>
        </draw:frame>
        <draw:path draw:style-name="gr32" draw:text-style-name="P1" draw:layer="layout" svg:width="8.3cm" svg:height="2.817cm" svg:x="5.187cm" svg:y="5.846cm" svg:viewBox="0 0 8301 2818" svg:d="m0 2818c145-180 366-262 571-346 174-71 328-196 519-224 190-28 378-74 571-87 185-12 368-41 553-69 182-28 368-13 553-35 189-22 366-54 554-103 176-46 357-62 536-87 191-26 372-102 553-173 188-74 344-219 536-276 215-63 336-238 554-277 212-37 381-183 588-242 193-55 374-151 553-242 168-85 350-143 519-225 172-84 353-150 536-208 182-58 360-130 536-207l69-17">
          <text:p/>
        </draw:path>
        <draw:circle draw:style-name="gr33" draw:text-style-name="P1" draw:layer="measurelines" svg:width="0.173cm" svg:height="0.173cm" svg:x="9.718cm" svg:y="10.428cm">
          <text:p/>
        </draw:circle>
        <draw:frame draw:style-name="gr3" draw:text-style-name="P13" draw:layer="measurelines" svg:width="1.823cm" svg:height="1.7cm" svg:x="10.53cm" svg:y="9.632cm">
          <draw:text-box>
            <text:p text:style-name="P13"><text:span text:style-name="T12">[x y z]</text:span></text:p>
            <text:p text:style-name="P13"><text:span text:style-name="T12">or</text:span></text:p>
            <text:p text:style-name="P13"><text:span text:style-name="T12">[x' y' z']</text:span></text:p>
          </draw:text-box>
        </draw:frame>
        <draw:frame draw:style-name="gr34" draw:text-style-name="P11" draw:layer="measurelines" svg:width="1.031cm" svg:height="1.309cm" svg:x="9.822cm" svg:y="10.187cm">
          <draw:text-box>
            <text:p text:style-name="P11"><text:span text:style-name="T8">P=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902" svg:d="m564 0-564 902h1131z"/>
    <draw:marker draw:name="Arrowheads_20_4" draw:display-name="Arrowheads 4" svg:viewBox="0 0 1122 2243" svg:d="m0 2108v17 17l12 42 30 34 38 21 43 4 29-8 30-21 25-26 13-34 343-1532 339 1520 13 42 29 34 39 21 42 4 42-12 34-30 21-42v-39-12l-4 4-440-1998-9-42-25-39-38-25-43-8-42 8-38 25-26 39-8 42z"/>
    <draw:marker draw:name="Arrowheads_20_5" draw:display-name="Arrowheads 5" svg:viewBox="0 0 1013 1130" svg:d="m1009 1050-449-1008-22-30-29-12-34 12-21 26-449 1012-5 13v8l5 21 12 21 17 13 21 4h903l21-4 21-13 9-21 4-21v-8z"/>
    <draw:marker draw:name="Arrowheads_20_6" draw:display-name="Arrowheads 6" svg:viewBox="0 0 1131 1918" svg:d="m737 1131h394l-564-1131-567 1131h398l-398 787h1131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11-04T10:21:04.25</dc:date>
    <meta:editing-duration>P4DT17H44M39S</meta:editing-duration>
    <meta:editing-cycles>6</meta:editing-cycles>
    <meta:generator>OpenOffice/4.0.1$Win32 OpenOffice.org_project/401m5$Build-9714</meta:generator>
    <meta:document-statistic meta:object-count="85"/>
  </office:meta>
</office:document-meta>
</file>